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ΕπικεφαλίδαΠΠ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  <style:style style:name="P3" style:parent-style-name="Βασικό" style:family="paragraph">
      <style:text-properties fo:language="en" fo:country="US"/>
    </style:style>
  </office:automatic-styles>
  <office:body>
    <office:text text:use-soft-page-breaks="true">
      <text:p text:style-name="P1">Περιεχόμενα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Βασικό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Βασικό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Βασικό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Βασικό">Δεν βρέθηκαν καταχωρήσεις πίνακα περιεχομένων.</text:p>
        </text:index-body>
      </text:table-of-content>
      <text:p text:style-name="Βασικό"/>
      <text:p text:style-name="Βασικό"/>
      <text:h text:style-name="Επικεφαλίδα1" text:outline-level="1">Περιγραφή του<text:s/><text:span text:style-name="T2">Dataset</text:span></text:h>
      <text:p text:style-name="P3"/>
      <text:h text:style-name="Επικεφαλίδα1" text:outline-level="1">Κατανόηση των δεδομένων</text:h>
      <text:p text:style-name="Βασικό"/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Επικεφαλίδα1" style:display-name="Επικεφαλίδα 1" style:family="paragraph" style:parent-style-name="Βασικό" style:next-style-name="Βασικό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Επικεφαλίδα1Char" style:display-name="Επικεφαλίδα 1 Char" style:family="text" style:parent-style-name="Προεπιλεγμένηγραμματοσειρά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ΕπικεφαλίδαΠΠ" style:display-name="Επικεφαλίδα ΠΠ" style:family="paragraph" style:parent-style-name="Επικεφαλίδα1" style:next-style-name="Βασικό">
      <style:text-properties style:language-asian="el" style:country-asian="G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aterina Batziakoudi</meta:initial-creator>
    <dc:creator>Katerina Batziakoudi</dc:creator>
    <meta:creation-date>2018-12-23T10:49:00Z</meta:creation-date>
    <dc:date>2018-12-24T01:07:00Z</dc:date>
    <meta:template xlink:href="Normal" xlink:type="simple"/>
    <meta:editing-cycles>2</meta:editing-cycles>
    <meta:editing-duration>PT51480S</meta:editing-duration>
    <meta:document-statistic meta:page-count="1" meta:paragraph-count="1" meta:word-count="21" meta:character-count="136" meta:row-count="1" meta:non-whitespace-character-count="116"/>
  </office:meta>
</office:document-meta>
</file>